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729fcf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fill-color="#99ff66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fill-color="#ff3333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5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4.55cm" fo:min-width="0.3cm" fo:padding-top="0.225cm" fo:padding-bottom="0.225cm" fo:padding-left="0.35cm" fo:padding-right="0.35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cm"/>
    </style:style>
    <style:style style:name="gr9" style:family="graphic" style:parent-style-name="objectwithoutfill">
      <style:graphic-properties svg:stroke-width="0.1cm" draw:marker-start-width="0.349cm" draw:marker-end="Arrow" draw:marker-end-width="0.449cm" draw:fill="none" draw:textarea-vertical-align="middle" fo:padding-top="0.174cm" fo:padding-bottom="0.174cm" fo:padding-left="0.299cm" fo:padding-right="0.2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8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none" draw:fill-color="#99ff66"/>
      <style:paragraph-properties fo:text-align="center"/>
    </style:style>
    <style:style style:name="P4" style:family="paragraph">
      <loext:graphic-properties draw:fill="none" draw:fill-color="#ff3333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8.991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991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991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99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991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991cm" svg:y="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991cm" svg:y="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991cm" svg:y="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.991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.991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9.99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.991cm" svg:y="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.991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.991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.991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9.991cm" svg:y="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991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991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991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99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991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991cm" svg:y="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991cm" svg:y="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0.991cm" svg:y="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.991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.991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.991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1.99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.991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.991cm" svg:y="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.991cm" svg:y="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1.991cm" svg:y="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.991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.991cm" svg:y="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12.991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.99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.991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.991cm" svg:y="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.991cm" svg:y="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.991cm" svg:y="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.991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.991cm" svg:y="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3.991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.991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.99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.991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.991cm" svg:y="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.991cm" svg:y="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3.991cm" svg:y="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.991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.991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.991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.991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.991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.991cm" svg:y="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.991cm" svg:y="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.991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15.991cm" svg:y="1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.991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5.991cm" svg:y="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4.991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0.99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0.991cm" svg:y="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0.991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0.991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0.991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1.991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1.99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1.991cm" svg:y="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1.991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1.991cm" svg:y="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.991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.991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.99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.991cm" svg:y="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2.991cm" svg:y="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3.991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3.991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3.991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3.99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3.991cm" svg:y="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4.991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4.991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4.991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4.991cm" svg:y="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4.991cm" svg:y="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.991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.991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.991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.991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15.991cm" svg:y="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5cm" svg:x="12.991cm" svg:y="1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741cm" svg:y1="10.25cm" svg:x2="12.991cm" svg:y2="12cm">
          <text:p/>
        </draw:line>
        <draw:frame draw:style-name="gr7" draw:text-style-name="P5" draw:layer="layout" svg:width="4.024cm" svg:height="0.962cm" svg:x="9.267cm" svg:y="9.45cm">
          <draw:text-box>
            <text:p>Second filter</text:p>
          </draw:text-box>
        </draw:frame>
        <draw:custom-shape draw:style-name="gr2" draw:text-style-name="P2" draw:layer="layout" svg:width="1cm" svg:height="1cm" svg:x="18.091cm" svg:y="9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4.93cm" svg:height="1.673cm" svg:x="19.227cm" svg:y="8.75cm">
          <draw:text-box>
            <text:p>Effective spatial</text:p>
            <text:p>support</text:p>
          </draw:text-box>
        </draw:frame>
        <draw:line draw:style-name="gr9" draw:text-style-name="P1" draw:layer="layout" svg:x1="19.741cm" svg:y1="15.25cm" svg:x2="13.491cm" svg:y2="14.5cm">
          <text:p/>
        </draw:line>
        <draw:frame draw:style-name="gr10" draw:text-style-name="P5" draw:layer="layout" svg:width="4.088cm" svg:height="0.962cm" svg:x="19.841cm" svg:y="14.75cm">
          <draw:text-box>
            <text:p>Filtered pixel</text:p>
          </draw:text-box>
        </draw:frame>
        <draw:custom-shape draw:style-name="gr1" draw:text-style-name="P1" draw:layer="layout" svg:width="1cm" svg:height="1cm" svg:x="8cm" svg:y="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cm" svg:y="1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5T00:04:16.789706389</meta:creation-date>
    <dc:date>2015-11-05T00:09:37.708212748</dc:date>
    <meta:editing-duration>PT5M20S</meta:editing-duration>
    <meta:editing-cycles>1</meta:editing-cycles>
    <meta:document-statistic meta:object-count="106"/>
    <meta:generator>LibreOffice/4.4.5.2$Linux_X86_64 LibreOffice_project/40$Build-2</meta:generator>
  </office:meta>
</office:document-meta>
</file>